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4">
      <style:paragraph-properties fo:margin-top="0in" fo:margin-bottom="0in" style:contextual-spacing="false"/>
    </style:style>
    <style:style style:name="T1" style:family="text">
      <style:text-properties officeooo:rsid="0018e734"/>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Mustafe Ali Abdi</text:h>
      <text:p text:style-name="Text_20_body"><text:span text:style-name="Strong_20_Emphasis">Email:</text:span> baashe889@gmail.com<text:line-break/><text:span text:style-name="Strong_20_Emphasis">Phone:</text:span> +254717199941<text:line-break/><text:span text:style-name="Strong_20_Emphasis">LinkedIn:</text:span> <text:a xlink:type="simple" xlink:href="https://www.linkedin.com/in/mustafe-abdi-72a1bb2bb/?trk=contact-info/" office:target-frame-name="_new" xlink:show="replace" text:style-name="Internet_20_link" text:visited-style-name="Visited_20_Internet_20_Link">Mustafe Ali Abdi</text:a><text:line-break/><text:span text:style-name="Strong_20_Emphasis">GitHub:</text:span> <text:a xlink:type="simple" xlink:href="https://github.com/mustafebiko2" office:target-frame-name="_new" xlink:show="replace" text:style-name="Internet_20_link" text:visited-style-name="Visited_20_Internet_20_Link">mustafebiko2</text:a></text:p>
      <text:p text:style-name="Horizontal_20_Line"/>
      <text:h text:style-name="Heading_20_4" text:outline-level="4">Objective</text:h>
      <text:p text:style-name="Text_20_body">I am an aspiring frontend developer eager to learn and excel in the field of web development. Proficient in creating and styling simple web pages with an eye for design and usability. Enthusiastic about expanding technical knowledge and contributing to dynamic projects. I believe in a collaborative approach to development, working closely with designers, back-end developers, and stakeholders to bring ideas to life. My focus is always on creating seamless user experiences that are not only functional but also delightful to use.</text:p>
      <text:p text:style-name="Horizontal_20_Line"/>
      <text:h text:style-name="Heading_20_4" text:outline-level="4">Education</text:h>
      <text:p text:style-name="Text_20_body"><text:span text:style-name="Strong_20_Emphasis">Moringa School, Kenya</text:span><text:line-break/><text:span text:style-name="Emphasis">Software Engineering Bootcamp</text:span><text:line-break/>[Start Date] - 2025 (Expected Graduation)</text:p>
      <text:p text:style-name="Horizontal_20_Line"/>
      <text:h text:style-name="Heading_20_4" text:outline-level="4">Experience</text:h>
      <text:p text:style-name="Text_20_body"><text:span text:style-name="Strong_20_Emphasis">Frontend Developer</text:span><text:line-break/><text:span text:style-name="Emphasis">Self-Initiated Projects</text:span><text:line-break/>[Location (optional)]<text:line-break/>[Start Date] - Present</text:p>
      <text:list xml:id="list3113307883" text:style-name="L1">
        <text:list-item>
          <text:p text:style-name="P2">Developed and styled web pages using HTML, CSS, and JavaScript, ensuring responsive and user-friendly designs.</text:p>
        </text:list-item>
        <text:list-item>
          <text:p text:style-name="P2">Built and maintained projects using ReactJS, focusing on component-based architecture and state management.</text:p>
        </text:list-item>
        <text:list-item>
          <text:p text:style-name="P2">Collaborated with backend developers to integrate APIs, enhancing the functionality of web applications.</text:p>
        </text:list-item>
        <text:list-item>
          <text:p text:style-name="P1">Implemented best practices in version control using GitHub, contributing to a smooth development workflow.</text:p>
        </text:list-item>
      </text:list>
      <text:p text:style-name="Horizontal_20_Line"/>
      <text:h text:style-name="Heading_20_4" text:outline-level="4">Skills</text:h>
      <text:list xml:id="list1888301390" text:style-name="L2">
        <text:list-item>
          <text:p text:style-name="P4"><text:span text:style-name="Strong_20_Emphasis">Programming Languages:</text:span> HTML, CSS, JavaScript, Python</text:p>
        </text:list-item>
        <text:list-item>
          <text:p text:style-name="P4"><text:span text:style-name="Strong_20_Emphasis">Frameworks &amp; Libraries:</text:span> ReactJS, Flask, SQLAlchemy</text:p>
        </text:list-item>
        <text:list-item>
          <text:p text:style-name="P4"><text:span text:style-name="Strong_20_Emphasis">Tools &amp; Technologies:</text:span> GitHub, Tailwind</text:p>
        </text:list-item>
        <text:list-item>
          <text:p text:style-name="P3"><text:span text:style-name="Strong_20_Emphasis">Other Skills:</text:span> Design and usability focus, collaborative teamwork, strong communication skills</text:p>
        </text:list-item>
      </text:list>
      <text:p text:style-name="Standard"><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8T22:16:26.894566261</meta:creation-date>
    <dc:date>2024-07-28T22:18:47.754775487</dc:date>
    <meta:editing-duration>PT2M21S</meta:editing-duration>
    <meta:editing-cycles>1</meta:editing-cycles>
    <meta:document-statistic meta:table-count="0" meta:image-count="0" meta:object-count="0" meta:page-count="2" meta:paragraph-count="17" meta:word-count="212" meta:character-count="1525" meta:non-whitespace-character-count="1338"/>
    <meta:generator>LibreOffice/7.3.7.2$Linux_X86_64 LibreOffice_project/30$Build-2</meta:generator>
  </office:meta>
</office:document-meta>
</file>